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59cm" table:align="left"/>
    </style:style>
    <style:style style:name="Tableau1.A" style:family="table-column">
      <style:table-column-properties style:column-width="6.555cm"/>
    </style:style>
    <style:style style:name="Tableau1.B" style:family="table-column">
      <style:table-column-properties style:column-width="9.098cm"/>
    </style:style>
    <style:style style:name="Tableau1.C" style:family="table-column">
      <style:table-column-properties style:column-width="1.937cm"/>
    </style:style>
    <style:style style:name="Tableau1.A1" style:family="table-cell">
      <style:table-cell-properties style:vertical-align="middle" fo:padding="0.049cm" fo:border="none"/>
    </style:style>
    <style:style style:name="P1" style:family="paragraph" style:parent-style-name="Heading_20_3">
      <style:text-properties officeooo:paragraph-rsid="00188836"/>
    </style:style>
    <style:style style:name="P2" style:family="paragraph" style:parent-style-name="Table_20_Contents">
      <style:text-properties officeooo:rsid="00180676" officeooo:paragraph-rsid="00180676"/>
    </style:style>
    <style:style style:name="P3" style:family="paragraph" style:parent-style-name="Table_20_Contents">
      <style:text-properties officeooo:paragraph-rsid="00180676"/>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4">
      <style:text-properties officeooo:paragraph-rsid="00188836"/>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10">
      <style:text-properties officeooo:paragraph-rsid="00188836"/>
    </style:style>
    <style:style style:name="P15" style:family="paragraph" style:parent-style-name="Text_20_body" style:list-style-name="L1">
      <style:paragraph-properties fo:margin-top="0cm" fo:margin-bottom="0cm" style:contextual-spacing="false"/>
      <style:text-properties officeooo:rsid="00188836" officeooo:paragraph-rsid="00188836"/>
    </style:style>
    <style:style style:name="T1" style:family="text">
      <style:text-properties officeooo:rsid="00180676"/>
    </style:style>
    <style:style style:name="T2" style:family="text">
      <style:text-properties officeooo:rsid="00188836"/>
    </style:style>
    <style:style style:name="T3" style:family="text">
      <style:text-properties officeooo:rsid="001a25a2"/>
    </style:style>
    <style:style style:name="T4" style:family="text"/>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Rapport du Projet d'Intégration Web pour le Cabinet Dentaire</text:h>
      <text:p text:style-name="Horizontal_20_Line"/>
      <text:h text:style-name="Heading_20_4" text:outline-level="4">Sommaire</text:h>
      <text:list xml:id="list2923559929" text:style-name="L1">
        <text:list-item>
          <text:p text:style-name="P5">Introduction</text:p>
        </text:list-item>
        <text:list-item>
          <text:p text:style-name="P5">Description de l'entreprise</text:p>
        </text:list-item>
        <text:list-item>
          <text:p text:style-name="P5">Planification des tâches par priorité</text:p>
        </text:list-item>
        <text:list-item>
          <text:p text:style-name="P5">Conception de la maquette</text:p>
        </text:list-item>
        <text:list-item>
          <text:p text:style-name="P5">Actions et résultats</text:p>
        </text:list-item>
        <text:list-item>
          <text:p text:style-name="P15">Deploiement sur github</text:p>
        </text:list-item>
        <text:list-item>
          <text:p text:style-name="P5">Conclusion</text:p>
        </text:list-item>
        <text:list-item>
          <text:p text:style-name="P4">Annexes</text:p>
        </text:list-item>
      </text:list>
      <text:p text:style-name="Horizontal_20_Line"/>
      <text:h text:style-name="Heading_20_3" text:outline-level="3">1. Introduction</text:h>
      <text:p text:style-name="Text_20_body">Le cabinet dentaire, après avoir bénéficié de mes services pour un projet d'intégration web, a exprimé de nouveaux besoins. Ces besoins incluent l'ajout de pages d'enregistrement et de connexion pour les patients, la création de prototypes navigables pour ces pages, et l'adaptation de la maquette pour une utilisation mobile. En tant que UX designer et développeur frontend, il est essentiel de planifier et exécuter ce projet de manière structurée et efficace. Ce rapport détaille les différentes étapes de la mise à jour du site web.</text:p>
      <text:h text:style-name="Heading_20_3" text:outline-level="3">2. Description de l'entreprise</text:h>
      <text:p text:style-name="Text_20_body">Le cabinet dentaire, <text:span text:style-name="Strong_20_Emphasis"><text:span text:style-name="T1">Dentics</text:span></text:span>, est une clinique de soins dentaires moderne . Fort de plusieurs années d'expérience, le cabinet est reconnu pour son approche centrée sur le patient, offrant des services de haute qualité dans un environnement confortable et accueillant. Le cabinet propose une gamme complète de services dentaires, allant des soins préventifs aux traitements esthétiques, avec un accent particulier sur l'utilisation des dernières technologies pour garantir des soins efficaces et sans douleur.</text:p>
      <text:h text:style-name="Heading_20_3" text:outline-level="3">3. Planification des tâches par priorité</text:h>
      <text:p text:style-name="Text_20_body">La planification des tâches a été réalisée en utilisant Trello. Les tâches ont été classées par priorité pour garantir le respect des délais et l'efficacité du projet.</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Tâche</text:p>
            </table:table-cell>
            <table:table-cell table:style-name="Tableau1.A1" office:value-type="string">
              <text:p text:style-name="Table_20_Heading">Description</text:p>
            </table:table-cell>
            <table:table-cell table:style-name="Tableau1.A1" office:value-type="string">
              <text:p text:style-name="Table_20_Heading">Priorité</text:p>
            </table:table-cell>
          </table:table-row>
        </table:table-header-rows>
        <table:table-row>
          <table:table-cell table:style-name="Tableau1.A1" office:value-type="string">
            <text:p text:style-name="Table_20_Contents"><text:span text:style-name="Strong_20_Emphasis">Mise à jour de la maquette</text:span></text:p>
          </table:table-cell>
          <table:table-cell table:style-name="Tableau1.A1" office:value-type="string">
            <text:p text:style-name="Table_20_Contents"/>
          </table:table-cell>
          <table:table-cell table:style-name="Tableau1.A1" office:value-type="string">
            <text:p text:style-name="Table_20_Contents"><text:span text:style-name="Strong_20_Emphasis">Haute</text:span></text:p>
          </table:table-cell>
        </table:table-row>
        <table:table-row>
          <table:table-cell table:style-name="Tableau1.A1" office:value-type="string">
            <text:p text:style-name="Table_20_Contents">Révision des besoins avec le cabinet</text:p>
          </table:table-cell>
          <table:table-cell table:style-name="Tableau1.A1" office:value-type="string">
            <text:p text:style-name="Table_20_Contents">Rencontre avec le cabinet pour déterminer les besoins spécifiques des pages d'enregistrement et de connexion.</text:p>
          </table:table-cell>
          <table:table-cell table:style-name="Tableau1.A1" office:value-type="string">
            <text:p text:style-name="Table_20_Contents">Haute</text:p>
          </table:table-cell>
        </table:table-row>
        <table:table-row>
          <table:table-cell table:style-name="Tableau1.A1" office:value-type="string">
            <text:p text:style-name="Table_20_Contents">Esquisse des nouvelles pages (enregistrement et connexion)</text:p>
          </table:table-cell>
          <table:table-cell table:style-name="Tableau1.A1" office:value-type="string">
            <text:p text:style-name="Table_20_Contents">Création des wireframes pour une visualisation initiale.</text:p>
          </table:table-cell>
          <table:table-cell table:style-name="Tableau1.A1" office:value-type="string">
            <text:p text:style-name="Table_20_Contents">Haute</text:p>
          </table:table-cell>
        </table:table-row>
        <table:table-row>
          <table:table-cell table:style-name="Tableau1.A1" office:value-type="string">
            <text:p text:style-name="Table_20_Contents">Prototypage des pages avec <text:soft-page-break/>navigation (Figma)</text:p>
          </table:table-cell>
          <table:table-cell table:style-name="Tableau1.A1" office:value-type="string">
            <text:p text:style-name="Table_20_Contents">Développement des prototypes interactifs, <text:soft-page-break/>permettant une navigation fluide entre les nouvelles pages et l'accueil.</text:p>
          </table:table-cell>
          <table:table-cell table:style-name="Tableau1.A1" office:value-type="string">
            <text:p text:style-name="Table_20_Contents">Haute</text:p>
          </table:table-cell>
        </table:table-row>
        <table:table-row>
          <table:table-cell table:style-name="Tableau1.A1" office:value-type="string">
            <text:p text:style-name="Table_20_Contents">Adaptation de la maquette pour être responsive sur mobile (Figma)</text:p>
          </table:table-cell>
          <table:table-cell table:style-name="Tableau1.A1" office:value-type="string">
            <text:p text:style-name="Table_20_Contents">Utiliser les outils de design responsive dans Figma et tester la maquette sur différentes tailles d'écran.</text:p>
          </table:table-cell>
          <table:table-cell table:style-name="Tableau1.A1" office:value-type="string">
            <text:p text:style-name="Table_20_Contents">Haute</text:p>
          </table:table-cell>
        </table:table-row>
        <table:table-row>
          <table:table-cell table:style-name="Tableau1.A1" office:value-type="string">
            <text:p text:style-name="Table_20_Contents"><text:span text:style-name="Strong_20_Emphasis">Intégration de la maquette</text:span></text:p>
          </table:table-cell>
          <table:table-cell table:style-name="Tableau1.A1" office:value-type="string">
            <text:p text:style-name="Table_20_Contents"/>
          </table:table-cell>
          <table:table-cell table:style-name="Tableau1.A1" office:value-type="string">
            <text:p text:style-name="P3"><text:span text:style-name="Strong_20_Emphasis"><text:span text:style-name="T1">Haute</text:span></text:span></text:p>
          </table:table-cell>
        </table:table-row>
        <table:table-row>
          <table:table-cell table:style-name="Tableau1.A1" office:value-type="string">
            <text:p text:style-name="Table_20_Contents">Préparation de l'environnement de développement</text:p>
          </table:table-cell>
          <table:table-cell table:style-name="Tableau1.A1" office:value-type="string">
            <text:p text:style-name="Table_20_Contents">Mise en place de l'IDE ,</text:p>
          </table:table-cell>
          <table:table-cell table:style-name="Tableau1.A1" office:value-type="string">
            <text:p text:style-name="P2">haute</text:p>
          </table:table-cell>
        </table:table-row>
        <table:table-row>
          <table:table-cell table:style-name="Tableau1.A1" office:value-type="string">
            <text:p text:style-name="Table_20_Contents">Développement de la page d'enregistrement</text:p>
          </table:table-cell>
          <table:table-cell table:style-name="Tableau1.A1" office:value-type="string">
            <text:p text:style-name="Table_20_Contents">Codage des formulaires, intégration des validations et gestion des erreurs.</text:p>
          </table:table-cell>
          <table:table-cell table:style-name="Tableau1.A1" office:value-type="string">
            <text:p text:style-name="P2">haute</text:p>
          </table:table-cell>
        </table:table-row>
        <table:table-row>
          <table:table-cell table:style-name="Tableau1.A1" office:value-type="string">
            <text:p text:style-name="Table_20_Contents">Développement de la page de connexion</text:p>
          </table:table-cell>
          <table:table-cell table:style-name="Tableau1.A1" office:value-type="string">
            <text:p text:style-name="Table_20_Contents">Codage des formulaires, intégration des validations et gestion des erreurs.</text:p>
          </table:table-cell>
          <table:table-cell table:style-name="Tableau1.A1" office:value-type="string">
            <text:p text:style-name="P2">haute</text:p>
          </table:table-cell>
        </table:table-row>
        <table:table-row>
          <table:table-cell table:style-name="Tableau1.A1" office:value-type="string">
            <text:p text:style-name="Table_20_Contents">Intégration de la navigation entre les pages et retour à l'accueil</text:p>
          </table:table-cell>
          <table:table-cell table:style-name="Tableau1.A1" office:value-type="string">
            <text:p text:style-name="Table_20_Contents">Mise en place du <text:span text:style-name="T3">navigation</text:span> entre les pages.</text:p>
          </table:table-cell>
          <table:table-cell table:style-name="Tableau1.A1" office:value-type="string">
            <text:p text:style-name="P2">haute</text:p>
          </table:table-cell>
        </table:table-row>
        <table:table-row>
          <table:table-cell table:style-name="Tableau1.A1" office:value-type="string">
            <text:p text:style-name="Table_20_Contents">Tests de la maquette intégrée sur différents appareils (desktop et mobile)</text:p>
          </table:table-cell>
          <table:table-cell table:style-name="Tableau1.A1" office:value-type="string">
            <text:p text:style-name="Table_20_Contents">Exécution de tests sur plusieurs appareils, correction des bugs et optimisation de la responsivité.</text:p>
          </table:table-cell>
          <table:table-cell table:style-name="Tableau1.A1" office:value-type="string">
            <text:p text:style-name="P2">Haute</text:p>
          </table:table-cell>
        </table:table-row>
      </table:table>
      <text:h text:style-name="Heading_20_3" text:outline-level="3">4. Conception de la maquette</text:h>
      <text:p text:style-name="Text_20_body">La conception de la maquette a été effectuée en utilisant Figma. Les étapes de la conception incluent :</text:p>
      <text:list xml:id="list1069883522" text:style-name="L2">
        <text:list-item>
          <text:p text:style-name="P7"><text:span text:style-name="Strong_20_Emphasis">Révision des besoins</text:span> : Rencontre avec le cabinet pour déterminer les besoins spécifiques des pages d'enregistrement et de connexion.</text:p>
        </text:list-item>
        <text:list-item>
          <text:p text:style-name="P7"><text:span text:style-name="Strong_20_Emphasis">Esquisse des pages</text:span> : Création des wireframes pour une visualisation initiale.</text:p>
        </text:list-item>
        <text:list-item>
          <text:p text:style-name="P7"><text:span text:style-name="Strong_20_Emphasis">Prototypage</text:span> : Développement des prototypes interactifs, permettant une navigation fluide entre les nouvelles pages et l'accueil.</text:p>
        </text:list-item>
        <text:list-item>
          <text:p text:style-name="P6"><text:span text:style-name="Strong_20_Emphasis">Responsive Design</text:span> : Adaptation de la maquette pour qu'elle soit fonctionnelle et esthétique sur les appareils mobiles.</text:p>
        </text:list-item>
      </text:list>
      <text:h text:style-name="Heading_20_3" text:outline-level="3">5. Actions et résultats</text:h>
      <text:h text:style-name="Heading_20_4" text:outline-level="4">Actions</text:h>
      <text:list xml:id="list2575862271" text:style-name="L3">
        <text:list-item>
          <text:p text:style-name="P9"><text:span text:style-name="Strong_20_Emphasis">Préparation de l'environnement de développement</text:span> : Mise en place de l'IDE et du contrôle de version.</text:p>
        </text:list-item>
        <text:list-item>
          <text:p text:style-name="P9"><text:span text:style-name="Strong_20_Emphasis">Développement des pages d'enregistrement et de connexion</text:span> : Codage des formulaires, intégration des validations et gestion des erreurs.</text:p>
        </text:list-item>
        <text:list-item>
          <text:p text:style-name="P9"><text:span text:style-name="Strong_20_Emphasis">Intégration de la navigation</text:span> : Mise en place du routage entre les pages.</text:p>
        </text:list-item>
        <text:list-item>
          <text:p text:style-name="P8"><text:span text:style-name="Strong_20_Emphasis">Tests et corrections</text:span> : Exécution de tests sur différents appareils, correction des bugs et optimisation de la responsivité.</text:p>
        </text:list-item>
      </text:list>
      <text:h text:style-name="Heading_20_4" text:outline-level="4">Résultats</text:h>
      <text:list xml:id="list248763651" text:style-name="L4">
        <text:list-item>
          <text:p text:style-name="P10"><text:span text:style-name="Strong_20_Emphasis">Pages fonctionnelles</text:span> : Les nouvelles pages d'enregistrement et de connexion sont pleinement fonctionnelles.</text:p>
        </text:list-item>
        <text:list-item>
          <text:p text:style-name="P10"><text:soft-page-break/><text:span text:style-name="Strong_20_Emphasis">Navigation fluide</text:span> : La navigation entre les pages et le retour à l'accueil sont intuitifs et sans erreur.</text:p>
        </text:list-item>
        <text:list-item>
          <text:p text:style-name="P11"><text:span text:style-name="Strong_20_Emphasis">Design responsive</text:span> : La maquette s'adapte parfaitement aux appareils mobiles, offrant une expérience utilisateur optimale.</text:p>
        </text:list-item>
      </text:list>
      <text:h text:style-name="P1" text:outline-level="3">6. <text:span text:style-name="T2">Deploiement sur Github</text:span></text:h>
      <text:list xml:id="list310644316" text:style-name="L10">
        <text:list-item>
          <text:p text:style-name="P14">Le site a été déployé sur GitHub pour faciliter la gestion du code source et permettre une collaboration efficace.</text:p>
        </text:list-item>
      </text:list>
      <text:h text:style-name="Heading_20_3" text:outline-level="3"><text:span text:style-name="T2">7</text:span>. Conclusion</text:h>
      <text:p text:style-name="Text_20_body">Le projet d'intégration web pour le cabinet dentaire a été mené à bien en respectant les délais et les exigences du client. La mise à jour a permis d'ajouter de nouvelles fonctionnalités essentielles tout en améliorant l'expérience utilisateur sur mobile. Le site est désormais plus interactif et accessible pour les patients.</text:p>
      <text:h text:style-name="Heading_20_3" text:outline-level="3"><text:span text:style-name="T2">8</text:span>. Annexes</text:h>
      <text:list xml:id="list531440112" text:style-name="L5">
        <text:list-item>
          <text:p text:style-name="P13"><text:span text:style-name="Strong_20_Emphasis">Annexe A</text:span> : <text:span text:style-name="T3">Lien du dossier Drive. </text:span><text:a xlink:type="simple" xlink:href="https://drive.google.com/drive/folders/1HaFpGw3iZGmKu5Y2eszSRHiLN4kkb1PC?usp=sharing" text:style-name="Internet_20_link" text:visited-style-name="Visited_20_Internet_20_Link"><text:span text:style-name="T3">ici</text:span></text:a></text:p>
        </text:list-item>
        <text:list-item>
          <text:p text:style-name="P13"><text:span text:style-name="Strong_20_Emphasis">Annexe B</text:span> : Lien vers le prototype Figma. <text:a xlink:type="simple" xlink:href="https://www.figma.com/proto/9lNykEa7VvAqyVYwNcUVUn/Cabinet-Dental-Clinic?node-id=1-678&amp;t=fBNowEYZoVGyhjkc-0&amp;scaling=min-zoom&amp;page-id=0%3A1&amp;starting-point-node-id=1%3A678&amp;show-proto-sidebar=1" text:style-name="Internet_20_link" text:visited-style-name="Visited_20_Internet_20_Link"><text:span text:style-name="T1">ici</text:span></text:a></text:p>
        </text:list-item>
        <text:list-item>
          <text:p text:style-name="P13"><text:span text:style-name="Strong_20_Emphasis">Annexe C</text:span> : <text:span text:style-name="T1">Lien de la planification trello,</text:span><text:a xlink:type="simple" xlink:href="https://trello.com/invite/b/WOd7voyd/ATTI14e3f2b3c025ecba76cdefc7d51f8746D6EA0344/project-cabinet-dentaire" text:style-name="Internet_20_link" text:visited-style-name="Visited_20_Internet_20_Link"><text:span text:style-name="T1"> ici</text:span></text:a></text:p>
        </text:list-item>
        <text:list-item>
          <text:p text:style-name="P12"><text:span text:style-name="Strong_20_Emphasis">Annexe D</text:span> : <text:span text:style-name="T1">Lien du site à jour</text:span>. <text:a xlink:type="simple" xlink:href="https://ehya-ag.github.io/Dentics-cabinrt/" text:style-name="Internet_20_link" text:visited-style-name="Visited_20_Internet_20_Link"><text:span text:style-name="T1">ici</text:span></text:a></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8T23:15:21.038165984</meta:creation-date>
    <dc:date>2024-06-08T23:39:19.557621878</dc:date>
    <meta:editing-duration>PT13M37S</meta:editing-duration>
    <meta:editing-cycles>2</meta:editing-cycles>
    <meta:generator>LibreOffice/7.3.7.2$Linux_X86_64 LibreOffice_project/30$Build-2</meta:generator>
    <meta:document-statistic meta:table-count="1" meta:image-count="0" meta:object-count="0" meta:page-count="3" meta:paragraph-count="75" meta:word-count="759" meta:character-count="4895" meta:non-whitespace-character-count="4235"/>
  </office:meta>
</office:document-meta>
</file>